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fo:margin-left="0cm" table:align="left"/>
    </style:style>
    <style:style style:name="Tableau1.A" style:family="table-column">
      <style:table-column-properties style:column-width="5.514cm"/>
    </style:style>
    <style:style style:name="Tableau1.B" style:family="table-column">
      <style:table-column-properties style:column-width="2.284cm"/>
    </style:style>
    <style:style style:name="Tableau1.C" style:family="table-column">
      <style:table-column-properties style:column-width="2.646cm"/>
    </style:style>
    <style:style style:name="Tableau1.D" style:family="table-column">
      <style:table-column-properties style:column-width="0.887cm"/>
    </style:style>
    <style:style style:name="Tableau1.E" style:family="table-column">
      <style:table-column-properties style:column-width="2.833cm"/>
    </style:style>
    <style:style style:name="Tableau1.F" style:family="table-column">
      <style:table-column-properties style:column-width="2.835cm"/>
    </style:style>
    <style:style style:name="Tableau1.A1" style:family="table-cell">
      <style:table-cell-properties fo:background-color="#ffcc99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1.F1" style:family="table-cell">
      <style:table-cell-properties fo:background-color="#ffcc99" fo:padding="0.097cm" fo:border="0.2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Default_20_Text" style:master-page-name="MP0">
      <style:paragraph-properties fo:text-align="center" style:justify-single-word="false" style:page-number="auto" fo:break-before="page"/>
    </style:style>
    <style:style style:name="P2" style:family="paragraph" style:parent-style-name="Default_20_Text"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3" style:family="paragraph" style:parent-style-name="Default_20_Text">
      <style:text-properties fo:font-style="italic" style:font-style-asian="italic" style:font-style-complex="italic"/>
    </style:style>
    <style:style style:name="P4" style:family="paragraph" style:parent-style-name="Default_20_Text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Default_20_Text">
      <style:text-properties fo:font-size="10pt" fo:language="fr" fo:country="FR" style:font-size-asian="10pt" style:font-size-complex="10pt"/>
    </style:style>
    <style:style style:name="P7" style:family="paragraph" style:parent-style-name="Table_20_Contents">
      <style:text-properties style:font-size-complex="10pt"/>
    </style:style>
    <style:style style:name="P8" style:family="paragraph" style:parent-style-name="Default_20_Text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Heading">
      <style:text-properties fo:color="#99284c" loext:opacity="100%" style:font-size-complex="10pt"/>
    </style:style>
    <style:style style:name="T1" style:family="text">
      <style:text-properties fo:color="#0000ff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Default_20_Text"/>
      <text:p text:style-name="P2">My information:</text:p>
      <text:p text:style-name="P3">This is a list of tags that will be replaced with your informations:</text:p>
      <text:p text:style-name="P4"/>
      <text:p text:style-name="P2">Customers, prospects or suppliers information:</text:p>
      <text:p text:style-name="P3">This is a list of other tags that will be replaced with correct values (tags between {}) :</text:p>
      <text:p text:style-name="P4">company_name = {company_name}</text:p>
      <text:p text:style-name="P4">company_address = {company_address}</text:p>
      <text:p text:style-name="P4">company_zip = {company_zip}</text:p>
      <text:p text:style-name="P4">company_town = {company_town}</text:p>
      <text:p text:style-name="P4">company_country = {company_country}</text:p>
      <text:p text:style-name="P5">company_country_code = {company_country_code}</text:p>
      <text:p text:style-name="P5">company_state = {company_state}</text:p>
      <text:p text:style-name="P5">company_state_code = {company_state_code}</text:p>
      <text:p text:style-name="P4">company_phone = {company_phone}</text:p>
      <text:p text:style-name="P4">company_fax = {company_fax}</text:p>
      <text:p text:style-name="P4">company_email = {company_email}</text:p>
      <text:p text:style-name="P4">company_web = {company_web}</text:p>
      <text:p text:style-name="P4">company_barcode = {company_barcode}</text:p>
      <text:p text:style-name="P4">company_customercode = {company_customercode}</text:p>
      <text:p text:style-name="P4">company_suppliercode = {company_suppliercode}</text:p>
      <text:p text:style-name="P4">company_capital = {company_capital}</text:p>
      <text:p text:style-name="P4">company_juridicalstatus = {company_juridicalstatus}</text:p>
      <text:p text:style-name="P4">company_idprof1 = {company_idprof1}</text:p>
      <text:p text:style-name="P4">company_idprof2 = {company_idprof2}</text:p>
      <text:p text:style-name="P4">company_idprof3 = {company_idprof3}</text:p>
      <text:p text:style-name="P4">company_idprof4 = {company_idprof4}</text:p>
      <text:p text:style-name="P5">company_idprof5 = {company_idprof5}</text:p>
      <text:p text:style-name="P5">company_idprof6 = {company_idprof6}</text:p>
      <text:p text:style-name="P4">company_vatnumber = {company_vatnumber}</text:p>
      <text:p text:style-name="P4">company_note_private = {company_note_private}</text:p>
      <text:p text:style-name="P4">…</text:p>
      <text:p text:style-name="Default_20_Text"/>
      <text:p text:style-name="P2">User information:</text:p>
      <text:p text:style-name="P4">myuser_lastname = {myuser_lastname}</text:p>
      <text:p text:style-name="P4">myuser_firstname = {myuser_firstname}</text:p>
      <text:p text:style-name="P6">myuser_login = {myuser_login}</text:p>
      <text:p text:style-name="P6">myuser_email = {myuser_email}</text:p>
      <text:p text:style-name="P7">[!-- IF {myuser_email} --]</text:p>
      <text:p text:style-name="P7">My email is defined to {myuser_email}</text:p>
      <text:p text:style-name="P7">[!-- ELSE {myuser_email} --]</text:p>
      <text:p text:style-name="P7">My email is NOT defined</text:p>
      <text:p text:style-name="P7">[!-- ENDIF {myuser_email} --]</text:p>
      <text:p text:style-name="P4">...</text:p>
      <text:p text:style-name="P4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9">__Description__</text:p>
            </table:table-cell>
            <table:table-cell table:style-name="Tableau1.A1" office:value-type="string">
              <text:p text:style-name="P9">__VatRate__</text:p>
            </table:table-cell>
            <table:table-cell table:style-name="Tableau1.A1" office:value-type="string">
              <text:p text:style-name="P9">__UP__</text:p>
            </table:table-cell>
            <table:table-cell table:style-name="Tableau1.A1" office:value-type="string">
              <text:p text:style-name="P9">__Qty__</text:p>
            </table:table-cell>
            <table:table-cell table:style-name="Tableau1.A1" office:value-type="string">
              <text:p text:style-name="P9">__Discount__</text:p>
            </table:table-cell>
            <table:table-cell table:style-name="Tableau1.F1" office:value-type="string">
              <text:p text:style-name="P9">__TotalHT__</text:p>
            </table:table-cell>
          </table:table-row>
        </table:table-header-rows>
        <table:table-row>
          <table:table-cell table:style-name="Tableau1.A2" office:value-type="string">
            <text:p text:style-name="P7">[!-- BEGIN row.lines --]{line_fulldesc}</text:p>
            <text:p text:style-name="P7"/>
            <text:p text:style-name="P7">{line_date_start_rfc}</text:p>
            <text:p text:style-name="P7">{line_date_end_rfc}</text:p>
            <text:p text:style-name="P7"/>
          </table:table-cell>
          <table:table-cell table:style-name="Tableau1.B2" office:value-type="string">
            <text:p text:style-name="P7">{line_vatrate}</text:p>
          </table:table-cell>
          <table:table-cell table:style-name="Tableau1.C2" office:value-type="string">
            <text:p text:style-name="P7">{line_up}</text:p>
          </table:table-cell>
          <table:table-cell table:style-name="Tableau1.D2" office:value-type="string">
            <text:p text:style-name="P7">{line_qty}</text:p>
          </table:table-cell>
          <table:table-cell table:style-name="Tableau1.E2" office:value-type="string">
            <text:p text:style-name="P7">{line_discount_percent}</text:p>
          </table:table-cell>
          <table:table-cell table:style-name="Tableau1.F2" office:value-type="string">
            <text:p text:style-name="P7">{line_price_ht}</text:p>
            <text:p text:style-name="P7">=</text:p>
            <text:p text:style-name="P7">{line_price_ht_locale}</text:p>
            <text:p text:style-name="P7">[!-- END row.lines --]</text:p>
          </table:table-cell>
        </table:table-row>
      </table:table>
      <text:p text:style-name="Default_20_Text"/>
      <text:p text:style-name="Default_20_Text"/>
      <text:p text:style-name="Default_20_Text"/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Text" style:display-name="Default Text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fo:hyphenation-ladder-count="no-limit" fo:hyphenation-keep="auto" loext:hyphenation-keep-type="column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hyphenation-ladder-count="no-limit" fo:hyphenation-keep="auto" loext:hyphenation-keep-type="column" text:number-lines="false" text:line-number="0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dc:title/>
    <meta:creation-date>2025-05-15T16:57:44.784792100</meta:creation-date>
    <meta:editing-cycles>2</meta:editing-cycles>
    <meta:editing-duration>PT1M38S</meta:editing-duration>
    <dc:date>2025-05-15T16:59:18.987049600</dc:date>
    <meta:document-statistic meta:table-count="1" meta:image-count="0" meta:object-count="0" meta:page-count="1" meta:paragraph-count="58" meta:word-count="180" meta:character-count="1663" meta:non-whitespace-character-count="1546"/>
    <meta:user-defined meta:name="Información 1"/>
    <meta:user-defined meta:name="Información 2"/>
    <meta:user-defined meta:name="Información 3"/>
    <meta:user-defined meta:name="Información 4"/>
  </office:meta>
</office:document-meta>
</file>